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PatternsRequestCondition.getPattern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PatternsRequestCondition.PathPatternsRequestCondition( PathPatternParser parser , String ... 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sRequestCondition.getFirs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sRequestCondition.get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sRequestCondition.parse( PathPatternParser parser , String ... pattern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thPatternsRequestCondition.get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sRequestCondition.combine( PathPatternsRequestCondition ot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athPatternsRequestCondition.getMatchingCondition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PatternsRequestCondition.PathPatternsRequest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sRequestCondition.getMatchingPatterns( PathContainer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PatternsRequestCondition.compareTo( PathPatternsRequestCondition other , HttpServ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thPatternsRequestCondition.isEmptyPath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sRequestCondition.PathPatternsRequestCondition( SortedSet &lt; PathPattern &gt; 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sRequestCondition.getDirectPath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thPatternsRequestConditio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